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4" style:family="graphic" style:parent-style-name="standard">
      <style:graphic-properties draw:marker-start="" draw:marker-end="Arrow_20_concave" draw:marker-end-width="0.2cm" draw:fill="solid" draw:fill-color="#9999ff" draw:textarea-horizontal-align="center" draw:textarea-vertical-align="middle"/>
    </style:style>
    <style:style style:name="gr5" style:family="graphic" style:parent-style-name="standard">
      <style:graphic-properties draw:marker-start="" draw:marker-end="Arrow_20_concave" draw:marker-end-width="0.2cm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marker-end="Arrow_20_concave" draw:marker-end-width="0.2cm"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3" style:family="paragraph">
      <style:paragraph-properties fo:text-align="center"/>
      <style:text-properties fo:font-family="'Trebuchet MS'" style:font-style-name="Обычный" style:font-family-generic="swiss" style:font-pitch="variable" fo:font-size="6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5cm" svg:height="0.5cm" svg:x="8.5cm" svg:y="2cm">
          <text:p text:style-name="P1"><text:span text:style-name="T1">Regist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cm" svg:height="0.5cm" svg:x="12cm" svg:y="1.5cm">
          <text:p text:style-name="P1"><text:span text:style-name="T1">This is done by a client or a manager</text:span></text:p>
          <draw:enhanced-geometry svg:viewBox="0 0 21600 21600" draw:text-areas="800 800 20800 20800" draw:type="round-rectangular-callout" draw:modifiers="-5344.66383404149 31861.0778443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id="id3" draw:layer="layout" svg:width="2.5cm" svg:height="0.5cm" svg:x="8.5cm" svg:y="3cm">
          <text:p text:style-name="P1"><text:span text:style-name="T1">Installation of a midl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4" draw:layer="layout" svg:width="2.5cm" svg:height="0.5cm" svg:x="8.5cm" svg:y="4cm">
          <text:p text:style-name="P1"><text:span text:style-name="T1">Once the midlet is run</text:span></text:p>
          <text:p text:style-name="P1"><text:span text:style-name="T1">it's initialized by an M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5" draw:layer="layout" svg:width="2.5cm" svg:height="0.5cm" svg:x="8.5cm" svg:y="5cm">
          <text:p text:style-name="P1"><text:span text:style-name="T1">The client signs a contra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6" draw:layer="layout" svg:width="2.5cm" svg:height="0.5cm" svg:x="8.5cm" svg:y="6cm">
          <text:p text:style-name="P1"><text:span text:style-name="T1">A bank approves</text:span></text:p>
          <text:p text:style-name="P1"><text:span text:style-name="T1">the registration requ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7" draw:layer="layout" svg:width="2.5cm" svg:height="0.5cm" svg:x="8.5cm" svg:y="7cm">
          <text:p text:style-name="P1"><text:span text:style-name="T1">An SMS is sent</text:span></text:p>
          <text:p text:style-name="P1"><text:span text:style-name="T1">to the 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8" draw:layer="layout" svg:width="2.5cm" svg:height="0.5cm" svg:x="8.5cm" svg:y="8cm">
          <text:p text:style-name="P1"><text:span text:style-name="T1">Once the midlet is run</text:span></text:p>
          <text:p text:style-name="P1"><text:span text:style-name="T1">again it gets accoun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svg:x1="9.749cm" svg:y1="1.5cm" svg:x2="9.749cm" svg:y2="2cm" draw:start-shape="id1" draw:start-glue-point="8" draw:end-shape="id2" draw:end-glue-point="4" svg:d="m9749 1500v500">
          <text:p/>
        </draw:connector>
        <draw:connector draw:style-name="gr4" draw:text-style-name="P3" draw:layer="layout" svg:x1="9.749cm" svg:y1="2.5cm" svg:x2="9.749cm" svg:y2="3cm" draw:start-shape="id2" draw:start-glue-point="6" draw:end-shape="id3" draw:end-glue-point="4" svg:d="m9749 2500v500">
          <text:p/>
        </draw:connector>
        <draw:connector draw:style-name="gr4" draw:text-style-name="P3" draw:layer="layout" svg:x1="9.749cm" svg:y1="4.5cm" svg:x2="9.749cm" svg:y2="5cm" draw:start-shape="id4" draw:start-glue-point="6" draw:end-shape="id5" draw:end-glue-point="4" svg:d="m9749 4500v500">
          <text:p/>
        </draw:connector>
        <draw:connector draw:style-name="gr4" draw:text-style-name="P3" draw:layer="layout" svg:x1="9.749cm" svg:y1="5.5cm" svg:x2="9.749cm" svg:y2="6cm" draw:start-shape="id5" draw:start-glue-point="6" draw:end-shape="id6" draw:end-glue-point="4" svg:d="m9749 5500v500">
          <text:p/>
        </draw:connector>
        <draw:connector draw:style-name="gr4" draw:text-style-name="P3" draw:layer="layout" svg:x1="9.749cm" svg:y1="6.5cm" svg:x2="9.749cm" svg:y2="7cm" draw:start-shape="id6" draw:start-glue-point="6" draw:end-shape="id7" draw:end-glue-point="4" svg:d="m9749 6500v500">
          <text:p/>
        </draw:connector>
        <draw:connector draw:style-name="gr4" draw:text-style-name="P3" draw:layer="layout" svg:x1="9.749cm" svg:y1="7.5cm" svg:x2="9.749cm" svg:y2="8cm" draw:start-shape="id7" draw:start-glue-point="6" draw:end-shape="id8" draw:end-glue-point="4" svg:d="m9749 7500v500">
          <text:p/>
        </draw:connector>
        <draw:connector draw:style-name="gr4" draw:text-style-name="P3" draw:layer="layout" svg:x1="9.749cm" svg:y1="3.5cm" svg:x2="9.749cm" svg:y2="4cm" draw:start-shape="id3" draw:start-glue-point="6" draw:end-shape="id4" draw:end-glue-point="4" svg:d="m9749 3500v500">
          <text:p/>
        </draw:connector>
        <draw:connector draw:style-name="gr4" draw:text-style-name="P3" draw:layer="layout" svg:x1="9.749cm" svg:y1="8.5cm" svg:x2="9.749cm" svg:y2="9cm" draw:start-shape="id8" draw:start-glue-point="6" draw:end-shape="id9" draw:end-glue-point="4" svg:d="m9749 8500v500">
          <text:p/>
        </draw:connector>
        <draw:custom-shape draw:style-name="gr5" draw:text-style-name="P3" draw:id="id9" draw:layer="layout" svg:width="0.5cm" svg:height="0.5cm" svg:x="9.5cm" svg:y="9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id="id1" draw:layer="layout" svg:width="0.5cm" svg:height="0.5cm" svg:x="9.5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29M41S</meta:editing-duration>
    <meta:editing-cycles>7</meta:editing-cycles>
    <meta:generator>OpenOffice.org/3.1$Win32 OpenOffice.org_project/310m11$Build-9399</meta:generator>
    <dc:date>2010-02-17T18:16:46.07</dc:date>
    <dc:creator>Yerzhan Tulepov</dc:creator>
    <meta:document-statistic meta:object-count="18"/>
  </office:meta>
</office:document-meta>
</file>